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83in" style:contextual-spacing="false"/>
      <style:text-properties officeooo:rsid="0014cf5c" officeooo:paragraph-rsid="0014cf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<text:s text:c="12"/>sentence.</text:p>
      <text:p text:style-name="P1"/>
      <text:p text:style-name="P1"><text:s text:c="8"/>Spaces before any text don’t trigger a11y che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7</meta:editing-cycles>
    <meta:editing-duration>PT18M37S</meta:editing-duration>
    <dc:title>Document met titel</dc:title>
    <dc:date>2022-10-12T19:24:06.503513127</dc:date>
    <meta:generator>LibreOfficeDev/7.5.0.0.alpha0$Linux_X86_64 LibreOffice_project/afaba212ca35c7135a3b8173ea0c5d4f329e36c0</meta:generator>
    <meta:document-statistic meta:table-count="0" meta:image-count="0" meta:object-count="0" meta:page-count="1" meta:paragraph-count="2" meta:word-count="12" meta:character-count="86" meta:non-whitespace-character-count="56"/>
  </office:meta>
</office:document-meta>
</file>